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au1" style:family="table">
      <style:table-properties style:width="17.724cm" fo:margin-left="0cm" table:align="left"/>
    </style:style>
    <style:style style:name="Tableau1.A" style:family="table-column">
      <style:table-column-properties style:column-width="2.986cm"/>
    </style:style>
    <style:style style:name="Tableau1.B" style:family="table-column">
      <style:table-column-properties style:column-width="14.737cm"/>
    </style:style>
    <style:style style:name="Tableau1.1" style:family="table-row">
      <style:table-row-properties style:min-row-height="0.035cm"/>
    </style:style>
    <style:style style:name="Tableau1.A1" style:family="table-cell">
      <style:table-cell-properties fo:padding="0.185cm" fo:border="0.75pt solid #000000" style:writing-mode="lr-tb"/>
    </style:style>
    <style:style style:name="Tableau2" style:family="table">
      <style:table-properties style:width="18.473cm" fo:margin-left="0cm" table:align="left"/>
    </style:style>
    <style:style style:name="Tableau2.A" style:family="table-column">
      <style:table-column-properties style:column-width="2.949cm"/>
    </style:style>
    <style:style style:name="Tableau2.B" style:family="table-column">
      <style:table-column-properties style:column-width="15.524cm"/>
    </style:style>
    <style:style style:name="Tableau2.A1" style:family="table-cell">
      <style:table-cell-properties fo:padding="0.185cm" fo:border="0.75pt solid #000000" style:writing-mode="lr-tb"/>
    </style:style>
    <style:style style:name="Tableau3" style:family="table">
      <style:table-properties style:width="17.724cm" fo:margin-left="0cm" table:align="left"/>
    </style:style>
    <style:style style:name="Tableau3.A" style:family="table-column">
      <style:table-column-properties style:column-width="2.986cm"/>
    </style:style>
    <style:style style:name="Tableau3.B" style:family="table-column">
      <style:table-column-properties style:column-width="14.737cm"/>
    </style:style>
    <style:style style:name="Tableau3.A1" style:family="table-cell">
      <style:table-cell-properties fo:padding="0.185cm" fo:border="0.75pt solid #000000" style:writing-mode="lr-tb"/>
    </style:style>
    <style:style style:name="Tableau4" style:family="table">
      <style:table-properties style:width="17.734cm" fo:margin-left="0cm" table:align="left"/>
    </style:style>
    <style:style style:name="Tableau4.A" style:family="table-column">
      <style:table-column-properties style:column-width="7.493cm"/>
    </style:style>
    <style:style style:name="Tableau4.B" style:family="table-column">
      <style:table-column-properties style:column-width="10.241cm"/>
    </style:style>
    <style:style style:name="Tableau4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ans_20_interligne">
      <style:text-properties style:font-name="Times New Roman" style:font-name-complex="Times New Roman" style:font-size-complex="12pt"/>
    </style:style>
    <style:style style:name="P2" style:family="paragraph" style:parent-style-name="Normal">
      <style:paragraph-properties fo:margin-top="0cm" fo:margin-bottom="0cm" style:contextual-spacing="false" fo:line-height="100%"/>
      <style:text-properties style:font-name="Times New Roman" fo:font-size="12pt" style:font-name-asian="Times New Roman" style:font-size-asian="12pt" style:language-asian="fr" style:country-asian="FR" style:font-name-complex="Times New Roman" style:font-size-complex="12pt"/>
    </style:style>
    <style:style style:name="P3" style:family="paragraph" style:parent-style-name="Normal">
      <style:paragraph-properties fo:margin-top="0cm" fo:margin-bottom="0cm" style:contextual-spacing="false"/>
      <style:text-properties fo:font-weight="bold" style:font-weight-asian="bold" style:font-weight-complex="bold"/>
    </style:style>
    <style:style style:name="P4" style:family="paragraph" style:parent-style-name="Sans_20_interligne">
      <style:text-properties fo:font-weight="bold" style:font-weight-asian="bold" style:font-weight-complex="bold"/>
    </style:style>
    <style:style style:name="P5" style:family="paragraph" style:parent-style-name="Sans_20_interligne">
      <style:paragraph-properties fo:text-indent="1.249cm" style:auto-text-indent="false"/>
    </style:style>
    <style:style style:name="P6" style:family="paragraph" style:parent-style-name="Heading" style:master-page-name="MP0">
      <style:paragraph-properties fo:text-align="center" style:justify-single-word="false" style:page-number="auto" fo:break-before="page"/>
      <style:text-properties style:font-name="Calibri" officeooo:paragraph-rsid="0016be92" style:font-name-complex="Calibri"/>
    </style:style>
    <style:style style:name="P7" style:family="paragraph" style:parent-style-name="Heading">
      <style:paragraph-properties fo:text-align="center" style:justify-single-word="false"/>
      <style:text-properties officeooo:paragraph-rsid="0016be92"/>
    </style:style>
    <style:style style:name="P8" style:family="paragraph" style:parent-style-name="Normal">
      <style:paragraph-properties fo:margin-top="0cm" fo:margin-bottom="0cm" style:contextual-spacing="false" fo:line-height="100%"/>
      <style:text-properties style:font-name="Times New Roman" fo:font-size="12pt" style:font-name-asian="Times New Roman" style:font-size-asian="12pt" style:language-asian="fr" style:country-asian="FR" style:font-name-complex="Times New Roman" style:font-size-complex="12pt"/>
    </style:style>
    <style:style style:name="P9" style:family="paragraph" style:parent-style-name="Sans_20_interligne">
      <style:paragraph-properties fo:margin-left="1.27cm">
        <style:tab-stops/>
      </style:paragraph-properties>
    </style:style>
    <style:style style:name="T1" style:family="text">
      <style:text-properties style:font-name="Times New Roman" style:font-name-complex="Times New Roman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7pt" fo:font-weight="bold" style:font-size-asian="17pt" style:font-weight-asian="bold" style:font-size-complex="17pt" style:font-weight-complex="bold"/>
    </style:style>
    <style:style style:name="T4" style:family="text">
      <style:text-properties fo:language="en" fo:country="US"/>
    </style:style>
    <style:style style:name="T5" style:family="text">
      <style:text-properties style:font-name="Calibri" style:font-name-complex="Calibri"/>
    </style:style>
    <style:style style:name="T6" style:family="text">
      <style:text-properties style:font-name="Calibri" officeooo:rsid="0016be92" style:font-name-complex="Calibri"/>
    </style:style>
    <style:style style:name="T7" style:family="text">
      <style:text-properties officeooo:rsid="0016be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ini-Logiciel de traitement d’image</text:p>
      <text:p text:style-name="P7"><text:span text:style-name="T5">Document </text:span><text:span text:style-name="T6">fonctionnel</text:span></text:p>
      <text:p text:style-name="P1"/>
      <text:h text:style-name="Heading_20_1" text:outline-level="1">Présentation des fichiers .pbm, .pgm et .ppm</text:h>
      <text:p text:style-name="Normal">Ces extensions font référence à trois types de fichiers texte permettant de coder une image.</text:p>
      <text:h text:style-name="Heading_20_2" text:outline-level="2">Format de fichier .pbm </text:h>
      <text:p text:style-name="Normal">Ce format permet de coder une image en noir et blanc en format texte. L’extension signifie « Portable Bit Map ». Bit signifie que chaque pixel est codé sur un seul bit.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Exemple : </text:p>
          </table:table-cell>
          <table:table-cell table:style-name="Tableau1.A1" office:value-type="string">
            <text:p text:style-name="P3">Description :</text:p>
          </table:table-cell>
        </table:table-row>
        <table:table-row>
          <table:table-cell table:style-name="Tableau1.A1" office:value-type="string">
            <text:p text:style-name="Sans_20_interligne">P1     </text:p>
            <text:p text:style-name="Sans_20_interligne">8</text:p>
            <text:p text:style-name="Sans_20_interligne">3     <text:tab/></text:p>
            <text:p text:style-name="Sans_20_interligne">0 0 0 0 1 1 1 1 </text:p>
            <text:p text:style-name="Sans_20_interligne">0 1 1 1 1 0 0 0</text:p>
            <text:p text:style-name="Sans_20_interligne">0 0 0 0 1 1 1 1</text:p>
          </table:table-cell>
          <table:table-cell table:style-name="Tableau1.A1" office:value-type="string">
            <text:p text:style-name="Sans_20_interligne">La première ligne code le format de l’image P1 correspond à .pbm</text:p>
            <text:p text:style-name="Sans_20_interligne">La deuxième ligne donne le nombre de colonne </text:p>
            <text:p text:style-name="Sans_20_interligne">La troisième ligne donne le nombre de ligne</text:p>
            <text:p text:style-name="Sans_20_interligne">Les lignes suivantes contiennent des valeurs codant chaque pixel de l’image : 1 (noir) ou 0 (blanc) </text:p>
          </table:table-cell>
        </table:table-row>
      </table:table>
      <text:h text:style-name="Heading_20_2" text:outline-level="2">Format de fichier .pgm</text:h>
      <text:p text:style-name="Normal">Ce format permet de coder une image en niveau de gris. L’extension signifie (Portable Grey Map)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Sans_20_interligne"><text:span text:style-name="Police_20_par_20_défaut"><text:span text:style-name="T2">Exemple : </text:span></text:span></text:p>
          </table:table-cell>
          <table:table-cell table:style-name="Tableau2.A1" office:value-type="string">
            <text:p text:style-name="Sans_20_interligne"><text:span text:style-name="Police_20_par_20_défaut"><text:span text:style-name="T2">Description :</text:span></text:span></text:p>
          </table:table-cell>
        </table:table-row>
        <table:table-row>
          <table:table-cell table:style-name="Tableau2.A1" office:value-type="string">
            <text:p text:style-name="Sans_20_interligne">P2 </text:p>
            <text:p text:style-name="Sans_20_interligne">5 </text:p>
            <text:p text:style-name="Sans_20_interligne">2 <text:tab/></text:p>
            <text:p text:style-name="Sans_20_interligne">255   <text:tab/></text:p>
            <text:p text:style-name="Sans_20_interligne">0  50  45  40   0 </text:p>
            <text:p text:style-name="Sans_20_interligne">0  55    0    0   0</text:p>
          </table:table-cell>
          <table:table-cell table:style-name="Tableau2.A1" office:value-type="string">
            <text:p text:style-name="Sans_20_interligne">La première ligne contient le format de l’image P2 pour .pgm</text:p>
            <text:p text:style-name="Sans_20_interligne">La deuxième ligne donne le nombre de colonne </text:p>
            <text:p text:style-name="Sans_20_interligne">La troisième ligne donne le nombre de ligne</text:p>
            <text:p text:style-name="Sans_20_interligne">La quatrième ligne contient la valeur maximale pour l’échelle de teinte</text:p>
            <text:p text:style-name="Sans_20_interligne">Les lignes suivantes contiennent des valeurs codant chaque pixel de l’image : 0 (noir) et 255 (blanc)</text:p>
          </table:table-cell>
        </table:table-row>
      </table:table>
      <text:h text:style-name="Heading_20_2" text:outline-level="2">Format de fichier .ppm</text:h>
      <text:p text:style-name="Normal">Ce format permet de coder une image en couleur. L’extension signifie (Portable Pix Map).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Sans_20_interligne"><text:span text:style-name="Police_20_par_20_défaut"><text:span text:style-name="T2">Exemple : </text:span></text:span></text:p>
          </table:table-cell>
          <table:table-cell table:style-name="Tableau3.A1" office:value-type="string">
            <text:p text:style-name="Sans_20_interligne"><text:span text:style-name="Police_20_par_20_défaut"><text:span text:style-name="T2">Description :</text:span></text:span></text:p>
          </table:table-cell>
        </table:table-row>
        <table:table-row>
          <table:table-cell table:style-name="Tableau3.A1" office:value-type="string">
            <text:p text:style-name="Sans_20_interligne">P3 </text:p>
            <text:p text:style-name="Sans_20_interligne">1 </text:p>
            <text:p text:style-name="Sans_20_interligne">3 </text:p>
            <text:p text:style-name="Sans_20_interligne">255<text:tab/></text:p>
            <text:p text:style-name="Sans_20_interligne">103 255 <text:s text:c="2"/>13 </text:p>
            <text:p text:style-name="Sans_20_interligne"><text:s text:c="4"/>9 <text:s text:c="2"/>63 <text:s/>112</text:p>
            <text:p text:style-name="Sans_20_interligne">235 201 <text:s/>89</text:p>
          </table:table-cell>
          <table:table-cell table:style-name="Tableau3.A1" office:value-type="string">
            <text:p text:style-name="Sans_20_interligne">La première ligne contient le format de l’image P3 pour .ppm</text:p>
            <text:p text:style-name="Sans_20_interligne">La deuxième ligne donne le nombre de colonne </text:p>
            <text:p text:style-name="Sans_20_interligne">La troisième ligne donne le nombre de ligne</text:p>
            <text:p text:style-name="Sans_20_interligne">La quatrième ligne contient la valeur maximale pour l’échelle de teinte</text:p>
            <text:p text:style-name="Sans_20_interligne">Les lignes suivantes contiennent des valeurs codant 3 par 3 pour un pixel. Ces trois valeurs comprises entre 0 et 255 indiquent respectivement la quantité de rouge, de vert et de bleu du pixel.</text:p>
          </table:table-cell>
        </table:table-row>
      </table:table>
      <text:p text:style-name="P2"/>
      <text:p text:style-name="P2"/>
      <text:p text:style-name="P2"/>
      <text:p text:style-name="P2"/>
      <text:h text:style-name="Heading_20_1" text:outline-level="1"><text:soft-page-break/>Structure de donnée</text:h>
      <text:p text:style-name="Sans_20_interligne">Dans tout le mini-logiciel, les images seront sous la forme d’une structure de donnée basée sur un dictionnaire. Dans toute la suite, cette structure sera appelée le « dictionnaire-image » et abrégé en « dict-img ». Voici ses caractéristiques :</text:p>
      <text:p text:style-name="Sans_20_interligne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4">Exemple : </text:p>
          </table:table-cell>
          <table:table-cell table:style-name="Tableau4.A1" office:value-type="string">
            <text:p text:style-name="P4">Description :</text:p>
          </table:table-cell>
        </table:table-row>
        <table:table-row>
          <table:table-cell table:style-name="Tableau4.A1" office:value-type="string">
            <text:p text:style-name="Sans_20_interligne">{"meta" : { "titre" : "titre",</text:p>
            <text:p text:style-name="Sans_20_interligne"><text:s text:c="20"/>"extension" : ".ppm",</text:p>
            <text:p text:style-name="Sans_20_interligne"><text:s text:c="20"/>"col" : 2,<text:tab/><text:tab/></text:p>
            <text:p text:style-name="Sans_20_interligne"><text:s text:c="20"/>"lig" : 3,</text:p>
            <text:p text:style-name="Sans_20_interligne"><text:s text:c="20"/>"mod" : "" },</text:p>
            <text:p text:style-name="Sans_20_interligne"><text:s/>"pix" : [[(255, 255, 255), (253, 0, 34)], <text:s text:c="5"/></text:p>
            <text:p text:style-name="Sans_20_interligne"><text:s text:c="15"/>[(…, …, …), (…, …, …)],</text:p>
            <text:p text:style-name="Sans_20_interligne"><text:s text:c="15"/>[(…, …, …), (…, …, …)]]}<text:span text:style-name="Police_20_par_20_défaut"><text:span text:style-name="T3"> </text:span></text:span></text:p>
            <text:p text:style-name="Sans_20_interligne"/>
          </table:table-cell>
          <table:table-cell table:style-name="Tableau4.A1" office:value-type="string">
            <text:p text:style-name="Sans_20_interligne">str : Titre de l’image</text:p>
            <text:p text:style-name="Sans_20_interligne">str : Extension du fichier (".pbm" ou ".pgm" ou ".ppm")</text:p>
            <text:p text:style-name="Sans_20_interligne">int : Nombre de colonne</text:p>
            <text:p text:style-name="Sans_20_interligne">int : Nombre de ligne</text:p>
            <text:p text:style-name="Sans_20_interligne">str : Explication de la modification apportée à l’image</text:p>
            <text:p text:style-name="Sans_20_interligne">list(list) : Tableau des pixels. Chaque pixel est codé par un tuple de trois valeurs comprises entre 0 et 255 respectivement codant pour l’intensité du rouge, du vert et du bleu.</text:p>
          </table:table-cell>
        </table:table-row>
      </table:table>
      <text:p text:style-name="Sans_20_interligne"/>
      <text:p text:style-name="Sans_20_interligne"><text:span text:style-name="Police_20_par_20_défaut"><text:span text:style-name="T2">Remarques :</text:span></text:span> Pour un dictionnaire-image correspondant à un format .pbm, les tuples-pixels ne peuvent prendre que deux valeurs (255, 255, 255) pour un pixel blanc et (0, 0, 0) pour un pixel noir. Pour un format PGM, les tuples-pixels ont forcément leurs trois valeurs égales pour coder un niveau de gris.</text:p>
      <text:p text:style-name="Sans_20_interligne"/>
      <text:p text:style-name="Sans_20_interligne"/>
      <text:p text:style-name="Sans_20_interligne"/>
      <text:h text:style-name="Heading_20_1" text:outline-level="1">Fichiers</text:h>
      <text:h text:style-name="Heading_20_2" text:outline-level="2" text:restart-numbering="true" text:start-value="1">Module : main.py</text:h>
      <text:p text:style-name="Sans_20_interligne">Gère l’interface graphique pour l’utilisateur.</text:p>
      <text:p text:style-name="Sans_20_interligne"/>
      <text:h text:style-name="Heading_20_2" text:outline-level="2">Module : support.py</text:h>
      <text:h text:style-name="Heading_20_3" text:outline-level="3">ouvrir(fichier)</text:h>
      <text:p text:style-name="Sans_20_interligne">Ouvre le fichier.pbm, .pgm et .ppm et renvoie l'image au format dictionnaire-image décrit ci-dessus.</text:p>
      <text:p text:style-name="Sans_20_interligne">:param fichier : str <text:s text:c="7"/>Chemin d’accès du fichier. Les formats lisibles sont .pbm, .pgm et .ppm.</text:p>
      <text:p text:style-name="Sans_20_interligne">:return : dict-img </text:p>
      <text:h text:style-name="Heading_20_3" text:outline-level="3"><text:span text:style-name="Police_20_par_20_défaut"><text:span text:style-name="T4">afficher(dict-img)</text:span></text:span></text:h>
      <text:p text:style-name="Sans_20_interligne">Affiche l'image dans une fenêtre Tkinter.</text:p>
      <text:p text:style-name="Sans_20_interligne">:param img : dict-img</text:p>
      <text:h text:style-name="Heading_20_3" text:outline-level="3">comparer(<text:span text:style-name="Police_20_par_20_défaut"><text:span text:style-name="T4">dict-</text:span></text:span>img1, <text:span text:style-name="Police_20_par_20_défaut"><text:span text:style-name="T4">dict-</text:span></text:span>img2)</text:h>
      <text:p text:style-name="Sans_20_interligne"><text:s/>Affiche deux images côte à côte dans une fenêtre Tkinter.</text:p>
      <text:p text:style-name="Sans_20_interligne">:param<text:tab/> img1 : dict-img</text:p>
      <text:p text:style-name="P5"><text:s/>Img2 : dict-img</text:p>
      <text:h text:style-name="Heading_20_3" text:outline-level="3"><text:span text:style-name="Police_20_par_20_défaut"><text:span text:style-name="T4">sauver(dict-img)</text:span></text:span></text:h>
      <text:p text:style-name="Sans_20_interligne"><text:span text:style-name="Police_20_par_20_défaut"><text:span text:style-name="T4"><text:s/></text:span></text:span>Enregistre l’image sous la forme d’un fichier de même nom suffixé par « _modifié » dans le même dossier.</text:p>
      <text:p text:style-name="Sans_20_interligne">:param img : dict-img</text:p>
      <text:p text:style-name="P9"/>
      <text:p text:style-name="P9"/>
      <text:p text:style-name="P9"/>
      <text:p text:style-name="P9"/>
      <text:p text:style-name="P9"><text:soft-page-break/></text:p>
      <text:h text:style-name="Heading_20_2" text:outline-level="2"><text:span text:style-name="Police_20_par_20_défaut"><text:span text:style-name="T4">Module : traitement.py</text:span></text:span></text:h>
      <text:p text:style-name="Sans_20_interligne">Ce module contient les fonctions de traitement de l’image :</text:p>
      <text:h text:style-name="Heading_20_3" text:outline-level="3">symHori(dict-img)</text:h>
      <text:p text:style-name="Sans_20_interligne">Réalise une symétrie horizontale de l’image.</text:p>
      <text:p text:style-name="Sans_20_interligne">:param img : dict-img</text:p>
      <text:p text:style-name="Sans_20_interligne">:retour : dict-img </text:p>
      <text:p text:style-name="Sans_20_interlign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fo:font-weight="bold" style:letter-kerning="true" style:font-name-asian="Times New Roman" style:font-family-asian="'Times New Roman'" style:font-family-generic-asian="roman" style:font-pitch-asian="variable" style:font-size-asian="28pt" style:font-weight-asian="bold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default-outline-level="1" style:class="text">
      <style:paragraph-properties fo:margin-left="1.259cm" fo:margin-top="0.071cm" fo:margin-bottom="0cm" style:contextual-spacing="false" fo:line-height="100%" fo:hyphenation-ladder-count="no-limit" fo:text-indent="-0.63cm" style:auto-text-indent="false">
        <style:tab-stops/>
      </style:paragraph-properties>
      <style:text-properties fo:color="#2e74b5" loext:opacity="100%" fo:font-size="22pt" fo:font-weight="bold" style:letter-kerning="true" style:font-name-asian="Times New Roman" style:font-family-asian="'Times New Roman'" style:font-family-generic-asian="roman" style:font-pitch-asian="variable" style:font-size-asian="22pt" style:language-asian="fr" style:country-asian="FR" style:font-weight-asian="bold" style:font-name-complex="Times New Roman" style:font-family-complex="'Times New Roman'" style:font-family-generic-complex="roman" style:font-pitch-complex="variable" style:font-size-complex="24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default-outline-level="2" style:class="text">
      <style:paragraph-properties fo:margin-left="1.259cm" fo:margin-top="0.071cm" fo:margin-bottom="0cm" style:contextual-spacing="false" fo:line-height="100%" fo:hyphenation-ladder-count="no-limit" fo:text-indent="-0.63cm" style:auto-text-indent="false">
        <style:tab-stops/>
      </style:paragraph-properties>
      <style:text-properties fo:color="#538135" loext:opacity="100%" fo:font-size="16pt" fo:font-weight="bold" style:font-name-asian="Times New Roman" style:font-family-asian="'Times New Roman'" style:font-family-generic-asian="roman" style:font-pitch-asian="variable" style:font-size-asian="16pt" style:language-asian="fr" style:country-asian="FR" style:font-weight-asian="bold" style:font-name-complex="Arial" style:font-family-complex="Arial" style:font-family-generic-complex="swiss" style:font-pitch-complex="variable" style:font-size-complex="17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default-outline-level="3" style:class="text">
      <style:paragraph-properties fo:margin-top="0.212cm" fo:margin-bottom="0cm" style:contextual-spacing="false" fo:line-height="100%" fo:hyphenation-ladder-count="no-limit" fo:text-indent="1.251cm" style:auto-text-indent="false"/>
      <style:text-properties style:font-name="Calibri" fo:font-family="Calibri" style:font-family-generic="swiss" style:font-pitch="variable" fo:font-size="13.5pt" fo:font-weight="bold" style:font-name-asian="Times New Roman" style:font-family-asian="'Times New Roman'" style:font-family-generic-asian="roman" style:font-pitch-asian="variable" style:font-size-asian="13.5pt" style:language-asian="fr" style:country-asian="FR" style:font-weight-asian="bold" style:font-name-complex="Calibri" style:font-family-complex="Calibri" style:font-family-generic-complex="swiss" style:font-pitch-complex="variable" style:font-size-complex="13.5pt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fr" style:country-asian="FR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Sans_20_interligne" style:display-name="Sans interligne" style:family="paragraph">
      <style:paragraph-properties fo:margin-top="0cm" fo:margin-bottom="0cm" style:contextual-spacing="false" fo:line-height="100%" fo:hyphenation-ladder-count="no-limit"/>
      <style:text-properties fo:font-size="12pt" style:font-size-asian="12pt" style:language-asian="fr" style:country-asian="FR" fo:hyphenate="fals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Normal">
      <style:paragraph-properties fo:margin-left="1.27cm" fo:margin-top="0cm" fo:margin-bottom="0.282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2e74b5" loext:opacity="100%" fo:font-size="22pt" fo:font-weight="bold" style:letter-kerning="true" style:font-name-asian="Times New Roman" style:font-family-asian="'Times New Roman'" style:font-family-generic-asian="roman" style:font-pitch-asian="variable" style:font-size-asian="22pt" style:language-asian="fr" style:country-asian="FR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Titre_20_2_20_Car" style:display-name="Titre 2 Car" style:family="text" style:parent-style-name="Police_20_par_20_défaut">
      <style:text-properties fo:color="#538135" loext:opacity="100%" fo:font-size="16pt" fo:font-weight="bold" style:font-name-asian="Times New Roman" style:font-family-asian="'Times New Roman'" style:font-family-generic-asian="roman" style:font-pitch-asian="variable" style:font-size-asian="16pt" style:language-asian="fr" style:country-asian="FR" style:font-weight-asian="bold" style:font-name-complex="Arial" style:font-family-complex="Arial" style:font-family-generic-complex="swiss" style:font-pitch-complex="variable" style:font-size-complex="17pt" style:font-weight-complex="bold"/>
    </style:style>
    <style:style style:name="Titre_20_3_20_Car" style:display-name="Titre 3 Car" style:family="text" style:parent-style-name="Police_20_par_20_défaut">
      <style:text-properties style:font-name="Calibri" fo:font-family="Calibri" style:font-family-generic="swiss" style:font-pitch="variable" fo:font-size="13.5pt" fo:font-weight="bold" style:font-name-asian="Times New Roman" style:font-family-asian="'Times New Roman'" style:font-family-generic-asian="roman" style:font-pitch-asian="variable" style:font-size-asian="13.5pt" style:language-asian="fr" style:country-asian="FR" style:font-weight-asian="bold" style:font-name-complex="Calibri" style:font-family-complex="Calibri" style:font-family-generic-complex="swiss" style:font-pitch-complex="variable" style:font-size-complex="13.5pt" style:font-weight-complex="bold"/>
    </style:style>
    <style:style style:name="apple-tab-span" style:family="text" style:parent-style-name="Police_20_par_20_défaut"/>
    <style:style style:name="Lien_20_hypertexte" style:display-name="Lien hypertexte" style:family="text" style:parent-style-name="Police_20_par_20_défau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fo:font-weight="bold" style:letter-kerning="true" style:font-name-asian="Times New Roman" style:font-family-asian="'Times New Roman'" style:font-family-generic-asian="roman" style:font-pitch-asian="variable" style:font-size-asian="28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Mention_20_non_20_résolue" style:display-name="Mention non résolue" style:family="text" style:parent-style-name="Police_20_par_20_défaut">
      <style:text-properties fo:color="#808080" loext:opacity="100%" fo:background-color="#e6e6e6"/>
    </style:style>
    <style:style style:name="WW_5f_CharOUTLINELVL2" style:display-name="WW_CharOUTLINELVL2" style:family="text">
      <style:text-properties style:font-name="Calibri" fo:font-family="Calibri" style:font-family-generic="swiss" style:font-pitch="variable" fo:font-size="16pt" style:font-size-asian="16pt" style:font-name-complex="Calibri" style:font-family-complex="Calibri" style:font-family-generic-complex="swiss" style:font-pitch-complex="variable" style:font-size-complex="16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4" style:display-name="WW_CharLFO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5" style:display-name="WW_CharLFO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8" style:display-name="WW_CharLFO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1" style:display-name="WW_CharLFO7LVL1" style:family="text">
      <style:text-properties style:font-name="Calibri" fo:font-family="Calibri" style:font-family-generic="swiss" style:font-pitch="variable" fo:font-size="16pt" style:font-size-asian="16pt" style:font-name-complex="Calibri" style:font-family-complex="Calibri" style:font-family-generic-complex="swiss" style:font-pitch-complex="variable" style:font-size-complex="16pt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Wingdings" fo:font-family="Wingdings" style:font-family-generic="system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Wingdings" fo:font-family="Wingdings" style:font-family-generic="system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outline-level-style>
      <text:outline-level-style text:level="2" text:style-name="WW_5f_CharOUTLINELVL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2.002cm" fo:margin-left="1.501cm" fo:margin-right="0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dc:title/>
    <dc:description/>
    <dc:subject/>
    <meta:initial-creator>J SALVA</meta:initial-creator>
    <meta:creation-date>2022-12-11T03:07:00Z</meta:creation-date>
    <dc:date>2024-11-21T22:23:59.289000000</dc:date>
    <meta:print-date>2016-12-19T16:15:00Z</meta:print-date>
    <meta:editing-cycles>5</meta:editing-cycles>
    <meta:editing-duration>PT1M34S</meta:editing-duration>
    <meta:document-statistic meta:table-count="4" meta:image-count="0" meta:object-count="0" meta:page-count="3" meta:paragraph-count="92" meta:word-count="678" meta:character-count="3935" meta:non-whitespace-character-count="3166"/>
    <meta:template xlink:type="simple" xlink:actuate="onRequest" xlink:title="" xlink:href="Normal.dotm"/>
  </office:meta>
</office:document-meta>
</file>